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right"/>
    </style:style>
  </office:automatic-styles>
  <office:body>
    <office:text>
      <text:p text:style-name="P1"><text:span text:style-name="T1">Murzyni</text:span><text:span text:style-name="T2"/></text:p>
      <text:p text:style-name="P2"><text:span text:style-name="T3">Pewnego dnia jaki</text:span><text:span text:style-name="T4">ś znajomy zatrzymał mnie i powiedział ze złością w głosie:</text:span></text:p>
      <text:list text:style-name="L3">
        <text:list-item>
          <text:p text:style-name="P3"><text:span text:style-name="T5">Mia</text:span><text:span text:style-name="T6">łem przerażajacą sen. Sniło mi się że byłem w Afryce, miałem poślubić afrykańską ksieżniczke plemienia Akułabuku. Ślub sie odbył impreza była czadowa. Król plemiania pozwolił na konsumcje małżeństwa. W noc poślubna okazało się że ksieżniczka ma "WACKA" a grupa murzynów z oszczepami trzyma mnie. W tym samym to coś co udawało ksieżniczkę próbowało mnie wykorzystać. Obudziłem sie w szoku do tej pory nie mogę dojść do siebie.</text:span><text:span text:style-name="T7"/></text:p>
        </text:list-item>
      </text:list>
      <text:p text:style-name="P4"><text:span text:style-name="T7"/></text:p>
      <text:p text:style-name="P5"><text:span text:style-name="T8"/></text:p>
      <text:p text:style-name="P6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8"><text:span text:style-name="T10">Micha</text:span><text:span text:style-name="T11">ł Sączek ,Rafał Janczyk</text:span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